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.FLOW( ActivityInfo self , ScopeFrame 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.isMember( ChildInfo chi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.completed( FaultData faultData , Set &lt; CompensationHandler &gt; compens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TIVE.termin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E.ru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ACTIVE.failure( String reason , Elemen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TIVE.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W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LOW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.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VE.compensate( OScope scope , SynchChannel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